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style>
    <style:style style:name="P2" style:family="paragraph" style:parent-style-name="Heading_20_1">
      <style:paragraph-properties fo:text-align="center" style:justify-single-word="false"/>
      <style:text-properties fo:color="#000000"/>
    </style:style>
    <style:style style:name="T1" style:family="text">
      <style:text-properties style:font-name="Times New Roman" fo:font-size="12pt" fo:language="de" fo:country="DE" style:letter-kerning="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as Totenreich</text:h>
      <text:p text:style-name="P1">Man beginnt in Deranors Lager, in welches man sich mit Baradé hineinteleportiert hat. Baradé berichtet Deranor von den Ereignissen und dieser erzählt Baradé von seinen eigenen Forschungen über das Totenreich. Er habe herausgefunden, dass ein Drache das Totenreich beherrsche und jeder Dorthinverbannte diesem dienen müsse. Er würde niemals freiwillig einen Verbannten freigeben. Da Deranor selbst eine Pforte ins Totenreich in seiner Festung fand, machen sich alle gemeinsam auf den Weg zu dieser, um Dararos und <text:span text:style-name="T1">Gardonar</text:span> vor dem Drachen zu warnen und ihnen zu helfen.</text:p>
      <text:p text:style-name="P1">Die Angriffe werden, wie vereinbart vorerst eingestellt.</text:p>
      <text:p text:style-name="P1">Angekommen in Deranors Festung, betreten die Charaktere gemeinsam mit Deranor und Baradé das Totenreich. Der Teil der Karte, der Deranors Festung darstellt, dient als Basislager und Rückzugspunkt. Im Totenreich treffen die Charaktere nach zahlreichen üblen Kreaturen schließlich auf <text:span text:style-name="T1">Gardonar</text:span> und Dararos. Gemeinsam finden sie Gotlinde bei dem Drachen, mit welchem sie sich angefreundet hat und gemeinsam mit ihm gegen eine Seekreatur und deren Diener kämpft, gegen die der Drache schon seit Urzeiten kämpfen muss.</text:p>
      <text:p text:style-name="P1">Gemeinsam helfen Gotlinde, <text:span text:style-name="T1">Gardonar</text:span>, Deranor, Dararos und Baradé dem Drachen bei der Vernichtung der Seekreatur, welche den Drachen stets daran gehindert hat, von seiner Insel zu gehen und ihn stets bekämpfte, jedoch nicht die anderen Kreaturen im Totenreich, die sie nicht angriffen.</text:p>
      <text:p text:style-name="P1">Der Drache erzählt, eine alte Hexe habe die Seekreatur geschickt, eine alte Bekannte, die nicht wolle, dass er je wieder sein Reich verlasse.</text:p>
      <text:p text:style-name="P1">Nachdem die Seekreatur besiegt wurde, gehen alle bis auf den Drachen wieder zurück in Deranors Festung. Sie nehmen dabei eine ganze Reihe von Charakteren mit, die sie im Totenreich getroffen haben und die der Drache breitwillig freigibt.</text:p>
      <text:p text:style-name="P1"><text:span text:style-name="T1">Gardonar</text:span> spricht mit Dararos und will mit ihm vereinbaren, wieder Frieden zu schließen, da Gotlinde am Leben ist und er seinen blinden Zorn erkannt habe, doch Dararos ist besorgt um das Wohlergehen aller, da er bei des Drachens Erwähnung einer Hexe an die Hexe denken musste, welcher er eigentlich den Stab <text:span text:style-name="T1">Gardonar</text:span>s hätte bringen müssen. Er erzählt <text:span text:style-name="T1">Gardonar</text:span> wie er damals zur Hexe ging und die Zauberrune bekam, um ihn zu vernichten.</text:p>
      <text:p text:style-name="P1">Nachdem er die Geschichte erzählt hat, trennen sich alle im Frieden. Dararos kehrt zu seiner Hochelfenarmee an der Grenze des Karornwaldes zurück und zieht mit ihr ab. Deranor und Baradé begeben sich mit den Charakteren zu ihrem Heer im Reich der Menschen und ziehen es zurück. Gotlinde geht mit ihrem Meister <text:span text:style-name="T1">Gardonar</text:span> zu dessen Turm, um von dort aus die dämonischen Legionen zurückzuor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fo:font-size="12pt" fo:language="de" fo:country="DE" style:letter-kerning="true"/>
    </style:style>
    <style:style style:name="Heading" style:family="paragraph" style:next-style-name="Text_20_body" style:class="text">
      <style:paragraph-properties fo:margin-top="0.423cm" fo:margin-bottom="0.212cm" loext:contextual-spacing="false" style:writing-mode="page"/>
      <style:text-properties style:font-name="Arial" fo:font-family="Arial" fo:font-size="14pt" fo:language="de" fo:country="DE" style:letter-kerning="true"/>
    </style:style>
    <style:style style:name="Text_20_body" style:display-name="Text body" style:family="paragraph" style:class="tex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Heading_20_1" style:display-name="Heading 1" style:family="paragraph" style:next-style-name="Text_20_body" style:class="text">
      <style:paragraph-properties fo:margin-top="0.423cm" fo:margin-bottom="0.212cm" loext:contextual-spacing="false" style:writing-mode="page"/>
      <style:text-properties style:font-name="Arial" fo:font-family="Arial" fo:font-size="16.1000003814697pt" fo:language="de" fo:country="DE" fo:font-weight="bold" style:letter-kerning="true"/>
    </style:style>
    <style:style style:name="List" style:family="paragraph" style:class="lis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Index" style:family="paragraph" style:class="index">
      <style:paragraph-properties style:writing-mode="page"/>
      <style:text-properties style:font-name="Times New Roman" fo:font-family="'Times New Roman'" fo:font-size="12pt" fo:language="de" fo:country="DE" style:letter-kerning="true"/>
    </style:style>
    <style:style style:name="Caption" style:family="paragraph" style:class="extra">
      <style:paragraph-properties fo:margin-top="0.212cm" fo:margin-bottom="0.212cm" loext:contextual-spacing="false" style:writing-mode="page"/>
      <style:text-properties style:font-name="Times New Roman" fo:font-family="'Times New Roman'" fo:font-size="12pt" fo:language="de" fo:country="DE" fo:font-style="italic" style:letter-kerning="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Unbekannt</meta:initial-creator>
    <meta:editing-cycles>9</meta:editing-cycles>
    <dc:date>2017-01-22T16:22:54.196741083</dc:date>
    <meta:creation-date>2009-11-27T19:09:18.34</meta:creation-date>
    <meta:editing-duration>PT51S</meta:editing-duration>
    <meta:document-statistic meta:table-count="0" meta:image-count="0" meta:object-count="0" meta:page-count="1" meta:paragraph-count="9" meta:word-count="405" meta:character-count="2638" meta:non-whitespace-character-count="2242"/>
  </office:meta>
</office:document-meta>
</file>